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adornments="Normal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p2">
      <style:paragraph-properties fo:margin-top="0.101cm" fo:margin-bottom="0cm" style:contextual-spacing="false"/>
      <style:text-properties style:font-name="Arial" fo:font-size="10pt" officeooo:paragraph-rsid="000dd948" style:font-size-asian="10pt" style:font-size-complex="10pt"/>
    </style:style>
    <style:style style:name="P2" style:family="paragraph" style:parent-style-name="p2">
      <style:paragraph-properties fo:margin-left="0cm" fo:margin-right="0cm" fo:margin-top="0.101cm" fo:margin-bottom="0cm" style:contextual-spacing="false" fo:text-indent="0cm" style:auto-text-indent="false"/>
      <style:text-properties style:font-name="Arial" fo:font-size="10pt" officeooo:paragraph-rsid="000dd948" style:font-size-asian="10pt" style:font-size-complex="10pt"/>
    </style:style>
    <style:style style:name="P3" style:family="paragraph" style:parent-style-name="n3">
      <style:paragraph-properties>
        <style:tab-stops>
          <style:tab-stop style:position="-1.609cm"/>
        </style:tab-stops>
      </style:paragraph-properties>
      <style:text-properties officeooo:paragraph-rsid="000dd948"/>
    </style:style>
    <style:style style:name="P4" style:family="paragraph" style:parent-style-name="p1" style:list-style-name="L1">
      <style:text-properties style:font-name="Arial" fo:font-size="10pt" officeooo:paragraph-rsid="000dd948" style:font-size-asian="10pt" style:font-size-complex="10pt"/>
    </style:style>
    <style:style style:name="P5" style:family="paragraph" style:parent-style-name="p1" style:list-style-name="L1">
      <style:paragraph-properties fo:margin-top="0.212cm" fo:margin-bottom="0cm" style:contextual-spacing="false"/>
      <style:text-properties style:font-name="Arial" fo:font-size="10pt" officeooo:paragraph-rsid="000dd948" style:font-size-asian="10pt" style:font-size-complex="10pt"/>
    </style:style>
    <style:style style:name="P6" style:family="paragraph" style:parent-style-name="p1" style:list-style-name="">
      <style:text-properties style:font-name="Arial" fo:font-size="10pt" officeooo:paragraph-rsid="000dd948" style:font-size-asian="10pt" style:font-size-complex="10pt"/>
    </style:style>
    <style:style style:name="P7" style:family="paragraph" style:parent-style-name="p1" style:list-style-name="">
      <style:text-properties style:font-name="Arial" fo:font-size="10pt" officeooo:paragraph-rsid="000dd948" fo:background-color="#ffffff" style:font-size-asian="10pt" style:font-size-complex="10pt"/>
    </style:style>
    <style:style style:name="P8" style:family="paragraph" style:parent-style-name="p1" style:list-style-name="L1">
      <style:text-properties fo:color="#000000" loext:opacity="100%" style:font-name="Arial" fo:font-size="10pt" officeooo:paragraph-rsid="000dd948" fo:background-color="#ffffff" style:font-size-asian="10pt" style:font-name-complex="Courier New2" style:font-size-complex="10pt"/>
    </style:style>
    <style:style style:name="P9" style:family="paragraph" style:parent-style-name="p1" style:list-style-name="">
      <style:paragraph-properties fo:margin-top="0.212cm" fo:margin-bottom="0cm" style:contextual-spacing="false"/>
      <style:text-properties fo:color="#000000" loext:opacity="100%" style:font-name="Arial" fo:font-size="10pt" officeooo:paragraph-rsid="000dd948" fo:background-color="#ffffff" style:font-size-asian="10pt" style:font-name-complex="Courier New2" style:font-size-complex="10pt"/>
    </style:style>
    <style:style style:name="P10" style:family="paragraph" style:parent-style-name="p1" style:list-style-name="">
      <style:text-properties fo:color="#000000" loext:opacity="100%" style:font-name="Arial" fo:font-size="10pt" officeooo:paragraph-rsid="000dd948" fo:background-color="#ffffff" style:font-size-asian="10pt" style:font-name-complex="Courier New2" style:font-size-complex="10pt"/>
    </style:style>
    <style:style style:name="P11" style:family="paragraph" style:parent-style-name="p1" style:list-style-name="L1">
      <style:text-properties style:use-window-font-color="true" loext:opacity="0%" style:font-name="Arial" fo:font-size="10pt" fo:language="gl" fo:country="ES" officeooo:paragraph-rsid="000dd948" style:letter-kerning="false" fo:background-color="#ffffff" style:font-name-asian="Times New Roman1" style:font-size-asian="10pt" style:language-asian="gl" style:country-asian="ES" style:font-name-complex="Times New Roman1" style:font-size-complex="10pt" style:language-complex="ar" style:country-complex="SA"/>
    </style:style>
    <style:style style:name="P12" style:family="paragraph" style:parent-style-name="p2" style:list-style-name="L2">
      <style:paragraph-properties fo:margin-top="0.101cm" fo:margin-bottom="0cm" style:contextual-spacing="false"/>
      <style:text-properties style:font-name="Arial" fo:font-size="10pt" officeooo:paragraph-rsid="000dd948" style:font-size-asian="10pt" style:font-size-complex="10pt"/>
    </style:style>
    <style:style style:name="P13" style:family="paragraph" style:parent-style-name="p2" style:list-style-name="L3">
      <style:paragraph-properties fo:margin-top="0cm" fo:margin-bottom="0cm" style:contextual-spacing="false"/>
      <style:text-properties style:font-name="Arial" fo:font-size="10pt" officeooo:paragraph-rsid="000dd948" style:font-size-asian="10pt" style:font-size-complex="10pt"/>
    </style:style>
    <style:style style:name="T1" style:family="text">
      <style:text-properties fo:color="#000000" loext:opacity="100%" fo:background-color="#ffffff" loext:char-shading-value="0" style:font-name-complex="Courier New2"/>
    </style:style>
    <style:style style:name="T2" style:family="text">
      <style:text-properties fo:font-style="italic" style:font-style-asian="italic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0dd9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96506153" text:style-name="WWNum10">
        <text:list-header>
          <text:p text:style-name="P3"><text:bookmark-start text:name="_Toc441056858"/>Tarefa 1. Realizar consultas con subconsultas dentro dunha condición<text:bookmark-end text:name="_Toc441056858"/> <text:span text:style-name="T4">s</text:span>obre a base de datos tendaBD</text:p>
        </text:list-header>
      </text:list>
      <text:list xml:id="list793878815" text:style-name="L1">
        <text:list-item>
          <text:p text:style-name="P4">Tarefa 1.1. Seleccionar código e peso dos artigos que teñen o peso máis pequeno có peso do artigo de código '077WN45'.</text:p>
        </text:list-item>
      </text:list>
      <text:p text:style-name="P6"/>
      <text:list xml:id="list94043150258475" text:continue-numbering="true" text:style-name="L1">
        <text:list-item>
          <text:p text:style-name="P4">Tarefa 1.2. Seleccionar código, nome, peso e cor dos artigos da mesma cor có artigo de código '242C283', e que teñan un peso maior ou igual co peso medio de todos os artigos.</text:p>
        </text:list-item>
      </text:list>
      <text:p text:style-name="P6"/>
      <text:list xml:id="list94042145869424" text:continue-numbering="true" text:style-name="L1">
        <text:list-item>
          <text:p text:style-name="P4">Tarefa 1.3. Seleccionar código da tenda e nome do xerente das tendas nas que se vendeu polo menos unha unidade do artigo de código ' 077WN45'.</text:p>
        </text:list-item>
      </text:list>
      <text:p text:style-name="P6"/>
      <text:list xml:id="list94043486663308" text:continue-numbering="true" text:style-name="L1">
        <text:list-item>
          <text:p text:style-name="P4">Tarefa 1.4. Mostrar a lista de artigos cun prezo de venta maior có prezo de venta do artigo máis barato de cor negra. Obter o mesmo resultado nos dous casos seguintes:</text:p>
        </text:list-item>
      </text:list>
      <text:list xml:id="list3222071289" text:style-name="L2">
        <text:list-item>
          <text:list>
            <text:list-item>
              <text:h text:style-name="P12" text:outline-level="2">Utilizando <text:span text:style-name="T2">any</text:span>.</text:h>
            </text:list-item>
            <text:list-item>
              <text:h text:style-name="P12" text:outline-level="2">Utilizando a función <text:span text:style-name="T2">min()</text:span>.</text:h>
            </text:list-item>
          </text:list>
        </text:list-item>
      </text:list>
      <text:h text:style-name="P1" text:outline-level="2"/>
      <text:h text:style-name="P2" text:outline-level="2"/>
      <text:list xml:id="list94043937959998" text:continue-list="list94043486663308" text:style-name="L1">
        <text:list-item>
          <text:p text:style-name="P4">Tarefa 1.5. <text:span text:style-name="T3">Seleccionar código de artigo, descrición do artigo e código do provedor para os artigos que subministra o provedor que ten o nome SEAGATE.</text:span></text:p>
        </text:list-item>
      </text:list>
      <text:p text:style-name="P7"/>
      <text:list xml:id="list94042271287758" text:continue-numbering="true" text:style-name="L1">
        <text:list-item>
          <text:p text:style-name="P4">Tarefa 1.6. Mostrar información do artigo máis caro, Seleccionando o seu código, nome, prezo de venta e nome do provedor que o subministra.<text:span text:style-name="T1"> </text:span></text:p>
          <text:p text:style-name="P8"/>
        </text:list-item>
        <text:list-item>
          <text:p text:style-name="P11">Tarefa 2.1. Mostrar nome e prezo de venda dos artigos que teñen un prezo de venda comprendido entre o prezo do artigo '0713242' e a media de prezos de todos os artigos. Os datos deben mostrarse ordenados alfabeticamente polo nome do artigo.</text:p>
          <text:p text:style-name="P11"/>
        </text:list-item>
        <text:list-item>
          <text:p text:style-name="P4">Tarefa 3.1. Obter a lista de provedores que subministran como mínimo un artigo de cor negra.</text:p>
        </text:list-item>
      </text:list>
      <text:p text:style-name="P6"/>
      <text:list xml:id="list94043667620563" text:continue-numbering="true" text:style-name="L1">
        <text:list-item>
          <text:p text:style-name="P4">Tarefa 3.2. <text:span text:style-name="T3">Mostrar identificador de cliente, apelidos e nome na mesma columna separados por coma, para os clientes que só teñen unha venda. O resultado estará ordenado polo identificador do cliente.</text:span></text:p>
        </text:list-item>
      </text:list>
      <text:p text:style-name="P7"/>
      <text:list xml:id="list94042516654466" text:continue-numbering="true" text:style-name="L1">
        <text:list-item>
          <text:p text:style-name="P5">Tarefa 3.3. Mostrar identificador e nome dos clientes que fixeron algunha compra despois do día en que o cliente número 6 fixo a súa última compra.<text:span text:style-name="T1"> <text:s/></text:span></text:p>
        </text:list-item>
      </text:list>
      <text:p text:style-name="P9"/>
      <text:list xml:id="list94042097574578" text:continue-numbering="true" text:style-name="L1">
        <text:list-item>
          <text:p text:style-name="P4"><text:span text:style-name="T3">Tarefa 3.4. </text:span>Mostrar os nomes dos xerentes das tendas nas que se fixo algunha venta.<text:span text:style-name="T1"> </text:span></text:p>
        </text:list-item>
      </text:list>
      <text:p text:style-name="P10"/>
      <text:list xml:id="list94041928329346" text:continue-numbering="true" text:style-name="L1">
        <text:list-item>
          <text:p text:style-name="P4"><text:span text:style-name="T3">Tarefa 3.5. </text:span>Importe total das vendas que se fixeron ao cliente LEANDRO FERREIRO BENITEZ.</text:p>
        </text:list-item>
        <text:list-item>
          <text:p text:style-name="P11"><text:soft-page-break/>Tarefa 3.6. Seleccionar o id, apelidos e nome dos empregados que aínda non fixeron ningunha venda. <text:s text:c="4"/></text:p>
          <text:p text:style-name="P11"/>
        </text:list-item>
        <text:list-item>
          <text:p text:style-name="P4">Tarefa 4.1. Mostrar a lista de artigos cun prezo de venta maior có prezo de venta do artigo máis barato de cor negra utilizando unha consulta de existencia.</text:p>
        </text:list-item>
      </text:list>
      <text:p text:style-name="P6"/>
      <text:list xml:id="list94042002806011" text:continue-numbering="true" text:style-name="L1">
        <text:list-item>
          <text:p text:style-name="P4">Tarefa 4.2. Mostrar o nome dos artigos de cor negra que teñan algunha venda de máis de 5 unidades. Obter o mesmo resultado nos dous casos seguintes:</text:p>
        </text:list-item>
      </text:list>
      <text:list xml:id="list2914899845" text:style-name="L3">
        <text:list-item>
          <text:list>
            <text:list-item>
              <text:h text:style-name="P13" text:outline-level="2">sen utilizar <text:span text:style-name="T2">join</text:span>.</text:h>
            </text:list-item>
            <text:list-item>
              <text:h text:style-name="P13" text:outline-level="2">utilizando <text:span text:style-name="T2">join</text:span>.</text:h>
            </text:list-item>
          </text:list>
        </text:list-item>
      </text:list>
      <text:list xml:id="list94042912202678" text:continue-list="list94042002806011" text:style-name="L1">
        <text:list-item>
          <text:p text:style-name="P11">Tarefa 4.3. Mostrar nome e apelidos dos clientes que non fixeron ningunha compr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adornments="Normal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1" style:family="paragraph" style:default-outline-level="" style:list-style-name="WWNum7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3" style:family="paragraph" style:next-style-name="tx1" style:default-outline-level="" style:list-style-name="WWNum10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left="3.10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Label_20_47" style:display-name="ListLabel 47" style:family="text">
      <style:text-properties style:font-name="Courier New" fo:font-family="'Courier New'" style:font-family-generic="roman" style:font-pitch="variable" fo:font-size="8pt" fo:font-weight="bold"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47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48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9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5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55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%1%" text:bullet-char="–">
        <style:list-level-properties text:list-level-position-and-space-mode="label-alignment">
          <style:list-level-label-alignment text:label-followed-by="listtab" text:list-tab-stop-position="5.503cm" fo:text-indent="-0.501cm" fo:margin-left="5.503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84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5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88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9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2:52:38.220000000</meta:creation-date>
    <dc:date>2022-03-29T09:40:41.696000000</dc:date>
    <meta:editing-duration>PT1H14M49S</meta:editing-duration>
    <meta:editing-cycles>6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21" meta:word-count="433" meta:character-count="2448" meta:non-whitespace-character-count="2047"/>
  </office:meta>
</office:document-meta>
</file>